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  <style:style style:name="T3" style:family="text">
      <style:text-properties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master-page-name="Standard">
      <style:paragraph-properties style:page-number="auto"/>
    </style:style>
    <style:style style:name="T4" style:family="text">
      <style:text-properties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Standard">
      <style:paragraph-properties style:page-number="auto"/>
    </style:style>
    <style:style style:name="T5" style:family="text">
      <style:text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A DIRETORIA DE RECURSOS HUMANOS/ GERÊNCIA ADMINISTRATIVA DE PERÍCIAS MÉDICAS - I.R.H. EM: 16/08/2017 15:08</text:span></text:p>
        <text:p><text:span text:style-name="T2"/></text:p>
        <text:p text:style-name="P1"><text:span text:style-name="fontBold">INSTITUTO DE RECURSOS HUMANOS</text:span></text:p>
        <text:p text:style-name="P2"><text:span text:style-name="fontBold">DEFIRO os pedidos de Licença Médica para Tratamento de Saúde - Inicial</text:span></text:p>
        <text:p><text:span text:style-name="T3">33 - OLGA PAULA NASCIMENTO MARINHO, mat.0000207179 concedo 15 dias a partir de 30/04/2016</text:span></text:p>
        <text:p text:style-name="P3"><text:span text:style-name="fontBold">INSTITUTO DE RECURSOS HUMANOS</text:span></text:p>
        <text:p text:style-name="P4"><text:span text:style-name="fontBold">INDEFIRO os pedidos de Licença Médica para Tratamento de Saúde - Inicial</text:span></text:p>
        <text:p><text:span text:style-name="T4">12 - CLAYTON VALOES E SILVA, mat.0000209635, Indeferido</text:span></text:p>
        <text:p text:style-name="P5"><text:span text:style-name="fontBold">SECRETARIA DE SAUDE</text:span></text:p>
        <text:p text:style-name="P6"><text:span text:style-name="fontBold">DEFIRO os pedidos de Licença Médica para Tratamento de Saúde - Inicial</text:span></text:p>
        <text:p><text:span text:style-name="T5">19 - CAROLINA BARBOSA DA MATTA, mat.MAT24 concedo 15 dias a partir de 01/04/2016</text:span></text:p>
        <text:p text:style-name="Standard"/>
        <text:p text:style-name="Standard"/>
        <text:p text:style-name="pCenter"><text:span text:style-name="fDefault">Larissa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8-16T18:08:26.000</dc:date>
    <meta:generator>PHPWord</meta:generator>
    <meta:initial-creator/>
    <meta:creation-date>2017-08-16T18:08:26.000</meta:creation-date>
    <meta:keyword/>
    <meta:user-defined meta:name="Category"/>
    <meta:user-defined meta:name="Company"/>
    <meta:user-defined meta:name="Manager"/>
  </office:meta>
</office:document-meta>
</file>